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style:style style:name="T12" style:family="text">
      <style:text-properties style:font-name="Calibri1"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text:span><text:span text:style-name="T9">odzyska</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Dialog"><text:span text:style-name="T6">-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span></text:p>
      <text:p text:style-name="Text_20_body"><text:span text:style-name="T6">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span></text:p>
      <text:p text:style-name="Dialog"><text:span text:style-name="T6">- Bar wzięty!</text:span></text:p>
      <text:p text:style-name="Dialog"><text:span text:style-name="T6"/></text:p>
      <text:p text:style-name="Dialog"><text:span text:style-name="T6"/></text:p>
      <text:p text:style-name="Text_20_body"><text:span text:style-name="T6">Wygnawszy posłów francuskich Sułtan zgromadził wokół siebie doradców. Wysłuchawszy dokładnie sprawozdania Kara Mustafy, zadumał <text:s/>się. Ta wojna w odległym kraju wielce niewygodna się stała.</text:span></text:p>
      <text:p text:style-name="Dialog"><text:span text:style-name="T6">-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span></text:p>
      <text:p text:style-name="Dialog"><text:span text:style-name="T6">- Założyć musimy, że oblężony Kamanicze już jest - rzekł Kara Mustafa - ale pewnie jeszcze się trzyma. Odsiecz trza nam zorganizować, mimo zimnej pory w tamtym pogańskim kraju, bo padnie w ciągu miesiąca.</text:span></text:p>
      <text:p text:style-name="Dialog"><text:span text:style-name="T6">- W ciągu miesiąca jakie siły pod Kamieniec rzucić możemy? Przecie nie twoje spod Edirne?</text:span></text:p>
      <text:p text:style-name="Dialog"><text:span text:style-name="T6">- Jest przecie korpus Kapłana Paszy pod Dżedżorą. Drogi przygotowane, zapasy po drodze przygotowane, zatem szybko Kapłan pod Kamanicze przybyć może.</text:span></text:p>
      <text:p text:style-name="Dialog"><text:span text:style-name="T6">-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span></text:p>
      <text:p text:style-name="Text_20_body"><text:span text:style-name="T6">Tak oto, mimo pory zimowej, ponownie ruszyła machina bojowa wielkiego państwa tureckiego.</text:span></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span></text:p>
      <text:p text:style-name="P9"><text:soft-page-break/>"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oft-page-break/><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2-24T09:41:30.33</dc:date>
    <meta:editing-cycles>868</meta:editing-cycles>
    <meta:editing-duration>P2DT13H21M25S</meta:editing-duration>
    <meta:document-statistic meta:table-count="0" meta:image-count="0" meta:object-count="0" meta:page-count="18" meta:paragraph-count="158" meta:word-count="8401" meta:character-count="5660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